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dded a more complicated file (Nate.cpp). I then edited it one</text:p>
      <text:p text:style-name="Standard">"machine" and pushed it. I pulled that file into the other machine,</text:p>
      <text:p text:style-name="Standard">edited it more, but failed to push it. I then went back to the other</text:p>
      <text:p text:style-name="Standard">machine and edited it some more and pushed it, which it was able to do.</text:p>
      <text:p text:style-name="Standard">I went back to the other machine and tried to push that version, it</text:p>
      <text:p text:style-name="Standard">failed, asking me to stash my changes. I stashed them, and tried pulling</text:p>
      <text:p text:style-name="Standard">again. I then caught the merge branch master pop-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1:57:24.369621395</meta:creation-date>
    <dc:date>2019-02-16T13:22:22.773172615</dc:date>
    <meta:editing-duration>PT1H14M48S</meta:editing-duration>
    <meta:editing-cycles>1</meta:editing-cycles>
    <meta:document-statistic meta:table-count="0" meta:image-count="0" meta:object-count="0" meta:page-count="1" meta:paragraph-count="7" meta:word-count="90" meta:character-count="461" meta:non-whitespace-character-count="378"/>
    <meta:generator>LibreOffice/6.0.7.3$Linux_X86_64 LibreOffice_project/00m0$Build-3</meta:generator>
  </office:meta>
</office:document-meta>
</file>